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text-properties style:text-position="0% 100%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position="0% 100%" fo:font-size="11pt" fo:background-color="transparent" style:font-size-asian="11pt" style:font-size-complex="11pt"/>
    </style:style>
    <style:style style:name="P17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Verdana" fo:font-size="11.25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25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0% 100%" fo:font-size="11pt" style:font-size-asian="11pt" style:font-size-complex="11pt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fo:background-color="#f1f1f1"/>
    </style:style>
    <style:style style:name="T7" style:family="text">
      <style:text-properties fo:font-variant="normal" fo:text-transform="none" fo:color="#000000" style:font-name="Consolas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10" style:family="text">
      <style:text-properties fo:font-variant="normal" fo:text-transform="none" fo:color="#000000" style:text-position="0% 100%" style:font-name="Consolas" fo:letter-spacing="normal" fo:font-style="normal" fo:font-weight="normal" fo:background-color="#ffffff"/>
    </style:style>
    <style:style style:name="T11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0000cd" style:font-name="Consolas" fo:font-size="12pt" fo:letter-spacing="normal" fo:font-style="normal" fo:font-weight="normal" fo:background-color="#f1f1f1"/>
    </style:style>
    <style:style style:name="T13" style:family="text">
      <style:text-properties fo:font-variant="normal" fo:text-transform="none" fo:color="#0000cd" style:font-name="Consolas" fo:letter-spacing="normal" fo:font-style="normal" fo:font-weight="normal"/>
    </style:style>
    <style:style style:name="T14" style:family="text">
      <style:text-properties fo:font-variant="normal" fo:text-transform="none" fo:color="#0000cd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15" style:family="text">
      <style:text-properties fo:font-variant="normal" fo:text-transform="none" fo:color="#0000cd" style:text-position="0% 100%" style:font-name="Consolas" fo:font-size="12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0000cd" style:text-position="0% 100%" style:font-name="Consolas" fo:letter-spacing="normal" fo:font-style="normal" fo:font-weight="normal" fo:background-color="#ffffff"/>
    </style:style>
    <style:style style:name="T17" style:family="text">
      <style:text-properties fo:font-variant="normal" fo:text-transform="none" style:font-name="Consolas" fo:font-size="12pt" fo:letter-spacing="normal" fo:font-style="normal" fo:font-weight="normal"/>
    </style:style>
    <style:style style:name="T18" style:family="text">
      <style:text-properties fo:font-variant="normal" fo:text-transform="none" style:font-name="Consolas" fo:letter-spacing="normal" fo:font-style="normal" fo:font-weight="normal"/>
    </style:style>
    <style:style style:name="T19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ff0000" style:font-name="Consolas" fo:letter-spacing="normal" fo:font-style="normal" fo:font-weight="normal"/>
    </style:style>
    <style:style style:name="T21" style:family="text">
      <style:text-properties fo:font-variant="normal" fo:text-transform="none" fo:color="#ff0000" style:text-position="0% 100%" style:font-name="Consolas" fo:letter-spacing="normal" fo:font-style="normal" fo:font-weight="normal" fo:background-color="#ffffff"/>
    </style:style>
    <style:style style:name="T22" style:family="text">
      <style:text-properties fo:font-variant="normal" fo:text-transform="none" fo:color="#ffffff" style:text-line-through-style="none" style:text-position="0% 100%" style:font-name="Verdana" fo:font-size="11.25pt" fo:letter-spacing="normal" fo:font-style="normal" style:text-underline-style="none" fo:font-weight="normal" style:text-blinking="false" fo:background-color="#4caf50" style:font-size-asian="11pt" style:font-size-complex="11pt"/>
    </style:style>
    <style:style style:name="T23" style:family="text">
      <style:text-properties fo:font-variant="normal" fo:text-transform="none" fo:color="#a52a2a" style:text-position="0% 100%" style:font-name="Consolas" fo:font-size="12pt" fo:letter-spacing="normal" fo:font-style="normal" fo:font-weight="normal" fo:background-color="#ffffff" style:font-size-asian="11pt" style:font-size-complex="11pt"/>
    </style:style>
    <style:style style:name="T24" style:family="text">
      <style:text-properties fo:font-variant="normal" fo:text-transform="none" fo:color="#a52a2a" style:text-position="0% 100%" style:font-name="Consolas" fo:letter-spacing="normal" fo:font-style="normal" fo:font-weight="normal" fo:background-color="#ffffff"/>
    </style:style>
    <style:style style:name="T25" style:family="text">
      <style:text-properties fo:font-variant="normal" fo:text-transform="none" fo:color="#a52a2a" style:font-name="Consolas" fo:font-size="12pt" fo:letter-spacing="normal" fo:font-style="normal" fo:font-weight="normal" fo:background-color="#f1f1f1"/>
    </style:style>
    <style:style style:name="T26" style:family="text">
      <style:text-properties fo:font-variant="normal" fo:text-transform="none" fo:color="#dc143c" style:font-name="Consolas" fo:font-size="12pt" fo:letter-spacing="normal" fo:font-style="normal" fo:font-weight="normal" fo:background-color="#f1f1f1"/>
    </style:style>
    <style:style style:name="T27" style:family="text">
      <style:text-properties fo:color="#0000cd"/>
    </style:style>
    <style:style style:name="T28" style:family="text">
      <style:text-properties fo:color="#a52a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9cm" fo:text-indent="-0.635cm" fo:margin-left="0.5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5717430550934206701" text:style-name="WWNum6">
        <text:list-item>
          <text:p text:style-name="P22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7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7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5645170843105066618" text:style-name="WWNum7">
        <text:list-item>
          <text:p text:style-name="P23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Element</text:p>
          </table:table-cell>
          <table:table-cell table:style-name="Table3.A1" office:value-type="string">
            <text:p text:style-name="P15">Display (inline or block)</text:p>
          </table:table-cell>
          <table:table-cell table:style-name="Table3.A1" office:value-type="string">
            <text:p text:style-name="P15">Test Code</text:p>
          </table:table-cell>
        </table:table-row>
        <table:table-row table:style-name="Table3.1">
          <table:table-cell table:style-name="Table3.A2" office:value-type="string">
            <text:list xml:id="list99519932775604024" text:style-name="WWNum8">
              <text:list-item>
                <text:p text:style-name="P25">strong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3">&lt;strong&gt;This text is strong&lt;/strong&gt; <text:span text:style-name="T1">This element <text:s/>gives <text:s/>important to the text.</text:span></text:p>
          </table:table-cell>
        </table:table-row>
        <table:table-row table:style-name="Table3.1">
          <table:table-cell table:style-name="Table3.A2" office:value-type="string">
            <text:list xml:id="list38626792" text:continue-numbering="true" text:style-name="WWNum8">
              <text:list-item>
                <text:p text:style-name="P25">input (password)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Standard"><text:span text:style-name="T3">&lt;input&gt;I</text:span><text:span text:style-name="T4">nput field</text:span> &lt;/input&gt;</text:p>
          </table:table-cell>
        </table:table-row>
        <table:table-row table:style-name="Table3.1">
          <table:table-cell table:style-name="Table3.A2" office:value-type="string">
            <text:list xml:id="list38639844" text:continue-numbering="true" text:style-name="WWNum8">
              <text:list-item>
                <text:p text:style-name="P25">h1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3">&lt;h1&gt;Header Text&lt;/h1&gt;</text:p>
          </table:table-cell>
        </table:table-row>
        <table:table-row table:style-name="Table3.1">
          <table:table-cell table:style-name="Table3.A2" office:value-type="string">
            <text:list xml:id="list38627061" text:continue-numbering="true" text:style-name="WWNum8">
              <text:list-item>
                <text:p text:style-name="P25">s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3"><text:span text:style-name="T4">&lt;s&gt;Text that is no longer correct</text:span> &lt;/s&gt;</text:p>
          </table:table-cell>
        </table:table-row>
        <table:table-row table:style-name="Table3.1">
          <table:table-cell table:style-name="Table3.A2" office:value-type="string">
            <text:list xml:id="list38648609" text:continue-numbering="true" text:style-name="WWNum8">
              <text:list-item>
                <text:p text:style-name="P25">form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3">form&gt;</text:p>
            <text:p text:style-name="P3">&lt;label&gt;Username&lt;/label&gt;&lt;input type="text" name=""&gt;</text:p>
            <text:p text:style-name="P3">&lt;br&gt;<text:tab/><text:tab/></text:p>
            <text:p text:style-name="P3">&lt;label&gt;Password &lt;/label&gt;&lt;input type="password" name=""&gt;</text:p>
            <text:p text:style-name="P3">&lt;/form&gt;</text:p>
          </table:table-cell>
        </table:table-row>
        <table:table-row table:style-name="Table3.1">
          <table:table-cell table:style-name="Table3.A2" office:value-type="string">
            <text:list xml:id="list38627637" text:continue-numbering="true" text:style-name="WWNum8">
              <text:list-item>
                <text:p text:style-name="P25">blockquote</text:p>
              </text:list-item>
            </text:list>
          </table:table-cell>
          <table:table-cell table:style-name="Table3.A2" office:value-type="string">
            <text:p text:style-name="P4">Block </text:p>
          </table:table-cell>
          <table:table-cell table:style-name="Table3.A2" office:value-type="string">
            <text:p text:style-name="P3">&lt;blockquote&gt;Quoted from another source&lt;/blockquote&gt;</text:p>
          </table:table-cell>
        </table:table-row>
        <table:table-row table:style-name="Table3.1">
          <table:table-cell table:style-name="Table3.A2" office:value-type="string">
            <text:list xml:id="list38628898" text:continue-numbering="true" text:style-name="WWNum8">
              <text:list-item>
                <text:p text:style-name="P25">abbr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Standard"><text:span text:style-name="T3">&lt;abbr&gt;A</text:span><text:span text:style-name="T4">n abbreviation or an acronym</text:span> <text:span text:style-name="T3">&lt;/abbr&gt;</text:span></text:p>
          </table:table-cell>
        </table:table-row>
        <table:table-row table:style-name="Table3.1">
          <table:table-cell table:style-name="Table3.A2" office:value-type="string">
            <text:list xml:id="list38651147" text:continue-numbering="true" text:style-name="WWNum8">
              <text:list-item>
                <text:p text:style-name="P25">h4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h4&gt;Sets text to level 4&lt;/h4&gt;</text:p>
          </table:table-cell>
        </table:table-row>
        <table:table-row table:style-name="Table3.1">
          <table:table-cell table:style-name="Table3.A2" office:value-type="string">
            <text:list xml:id="list38639027" text:continue-numbering="true" text:style-name="WWNum8">
              <text:list-item>
                <text:p text:style-name="P25">nav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Standard"><text:span text:style-name="T3">&lt;nav&gt;S</text:span><text:span text:style-name="T4">et of navigation links</text:span><text:span text:style-name="T3">&lt;/nav&gt;</text:span></text:p>
          </table:table-cell>
        </table:table-row>
      </table:table>
      <text:p text:style-name="P1"><text:soft-page-break/></text:p>
      <text:list xml:id="list38654019" text:continue-list="list5645170843105066618" text:style-name="WWNum7">
        <text:list-item>
          <text:p text:style-name="P23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Element</text:p>
          </table:table-cell>
          <table:table-cell table:style-name="Table4.A1" office:value-type="string">
            <text:p text:style-name="P15">Display (inline or block)</text:p>
          </table:table-cell>
          <table:table-cell table:style-name="Table4.A1" office:value-type="string">
            <text:p text:style-name="P15">Test Code</text:p>
          </table:table-cell>
        </table:table-row>
        <table:table-row table:style-name="Table4.1">
          <table:table-cell table:style-name="Table4.A1" office:value-type="string">
            <text:list xml:id="list6093263586165891171" text:style-name="WWNum1">
              <text:list-item>
                <text:p text:style-name="P26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&gt;Sets text to level 2&lt;/h2&gt;</text:p>
          </table:table-cell>
        </table:table-row>
        <table:table-row table:style-name="Table4.1">
          <table:table-cell table:style-name="Table4.A1" office:value-type="string">
            <text:list xml:id="list38655220" text:continue-numbering="true" text:style-name="WWNum1">
              <text:list-item>
                <text:p text:style-name="P26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<text:span text:style-name="T11">&lt;</text:span><text:span text:style-name="T17">em</text:span><text:span text:style-name="T11">&gt;</text:span><text:span text:style-name="T5">Emphasized text</text:span><text:span text:style-name="T11">&lt;</text:span><text:span text:style-name="T17">/em</text:span><text:span text:style-name="T11">&gt;</text:span></text:p>
          </table:table-cell>
        </table:table-row>
        <table:table-row table:style-name="Table4.1">
          <table:table-cell table:style-name="Table4.A1" office:value-type="string">
            <text:list xml:id="list38648819" text:continue-numbering="true" text:style-name="WWNum1">
              <text:list-item>
                <text:p text:style-name="P26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18">&lt;/ins&gt;inserted&lt;/ins&gt;</text:p>
          </table:table-cell>
        </table:table-row>
        <table:table-row table:style-name="Table4.1">
          <table:table-cell table:style-name="Table4.A1" office:value-type="string">
            <text:list xml:id="list38646060" text:continue-numbering="true" text:style-name="WWNum1">
              <text:list-item>
                <text:p text:style-name="P26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16"><text:span text:style-name="T11">&lt;</text:span><text:span text:style-name="T17">p</text:span><text:span text:style-name="T11">&gt;</text:span><text:span text:style-name="T5">This text contains </text:span><text:span text:style-name="T11">&lt;</text:span><text:span text:style-name="T17">sup</text:span><text:span text:style-name="T11">&gt;</text:span><text:span text:style-name="T5">superscript</text:span><text:span text:style-name="T11">&lt;</text:span><text:span text:style-name="T17">/sup</text:span><text:span text:style-name="T11">&gt;</text:span><text:span text:style-name="T5"> text.</text:span><text:span text:style-name="T11">&lt;</text:span><text:span text:style-name="T17">/p</text:span><text:span text:style-name="T11">&gt;</text:span> </text:p>
          </table:table-cell>
        </table:table-row>
        <table:table-row table:style-name="Table4.1">
          <table:table-cell table:style-name="Table4.A1" office:value-type="string">
            <text:list xml:id="list38631058" text:continue-numbering="true" text:style-name="WWNum1">
              <text:list-item>
                <text:p text:style-name="P26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<text:span text:style-name="T11">&lt;</text:span><text:span text:style-name="T17">ol</text:span><text:span text:style-name="T11">&gt;</text:span><text:line-break/><text:span text:style-name="T8">  </text:span><text:span text:style-name="T11">&lt;</text:span><text:span text:style-name="T17">li</text:span><text:span text:style-name="T11">&gt;</text:span><text:span text:style-name="T5">Coffee</text:span><text:span text:style-name="T11">&lt;</text:span><text:span text:style-name="T17">/li</text:span><text:span text:style-name="T11">&gt;</text:span><text:line-break/><text:span text:style-name="T8">  </text:span><text:span text:style-name="T11">&lt;</text:span><text:span text:style-name="T17">li</text:span><text:span text:style-name="T11">&gt;</text:span><text:span text:style-name="T5">Tea</text:span><text:span text:style-name="T11">&lt;</text:span><text:span text:style-name="T17">/li</text:span><text:span text:style-name="T11">&gt;</text:span><text:line-break/><text:span text:style-name="T8">  </text:span><text:span text:style-name="T11">&lt;</text:span><text:span text:style-name="T17">li</text:span><text:span text:style-name="T11">&gt;</text:span><text:span text:style-name="T5">Milk</text:span><text:span text:style-name="T11">&lt;</text:span><text:span text:style-name="T17">/li</text:span><text:span text:style-name="T11">&gt;</text:span><text:line-break/><text:span text:style-name="T11">&lt;</text:span><text:span text:style-name="T17">/ol</text:span><text:span text:style-name="T11">&gt;</text:span> </text:p>
          </table:table-cell>
        </table:table-row>
        <table:table-row table:style-name="Table4.1">
          <table:table-cell table:style-name="Table4.A1" office:value-type="string">
            <text:list xml:id="list38636574" text:continue-numbering="true" text:style-name="WWNum1">
              <text:list-item>
                <text:p text:style-name="P26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<text:span text:style-name="T11">&lt;</text:span><text:span text:style-name="T17">dl</text:span><text:span text:style-name="T11">&gt;</text:span><text:line-break/><text:span text:style-name="T8">  </text:span><text:span text:style-name="T11">&lt;</text:span><text:span text:style-name="T17">dt</text:span><text:span text:style-name="T11">&gt;</text:span><text:span text:style-name="T5">Coffee</text:span><text:span text:style-name="T11">&lt;</text:span><text:span text:style-name="T17">/dt</text:span><text:span text:style-name="T11">&gt;</text:span><text:line-break/><text:span text:style-name="T8">  </text:span><text:span text:style-name="T11">&lt;</text:span><text:span text:style-name="T17">dd</text:span><text:span text:style-name="T11">&gt;</text:span><text:span text:style-name="T5">Black hot drink</text:span><text:span text:style-name="T11">&lt;</text:span><text:span text:style-name="T17">/dd</text:span><text:span text:style-name="T11">&gt;</text:span><text:line-break/><text:span text:style-name="T8">  </text:span><text:span text:style-name="T11">&lt;</text:span><text:span text:style-name="T17">dt</text:span><text:span text:style-name="T11">&gt;</text:span><text:span text:style-name="T5">Milk</text:span><text:span text:style-name="T11">&lt;</text:span><text:span text:style-name="T17">/dt</text:span><text:span text:style-name="T11">&gt;</text:span><text:line-break/><text:span text:style-name="T8">  </text:span><text:span text:style-name="T11">&lt;</text:span><text:span text:style-name="T17">dd</text:span><text:span text:style-name="T11">&gt;</text:span><text:span text:style-name="T5">White cold drink</text:span><text:span text:style-name="T11">&lt;</text:span><text:span text:style-name="T17">/dd</text:span><text:span text:style-name="T11">&gt;</text:span><text:line-break/><text:span text:style-name="T11">&lt;</text:span><text:span text:style-name="T17">/dl</text:span><text:span text:style-name="T11">&gt;</text:span> </text:p>
          </table:table-cell>
        </table:table-row>
        <table:table-row table:style-name="Table4.1">
          <table:table-cell table:style-name="Table4.A1" office:value-type="string">
            <text:list xml:id="list38624113" text:continue-numbering="true" text:style-name="WWNum1">
              <text:list-item>
                <text:p text:style-name="P26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”email”&gt;</text:p>
          </table:table-cell>
        </table:table-row>
        <table:table-row table:style-name="Table4.1">
          <table:table-cell table:style-name="Table4.A1" office:value-type="string">
            <text:list xml:id="list38648333" text:continue-numbering="true" text:style-name="WWNum1">
              <text:list-item>
                <text:p text:style-name="P26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<text:span text:style-name="T11">&lt;</text:span><text:span text:style-name="T17">select</text:span><text:span text:style-name="T11">&gt;</text:span><text:line-break/><text:span text:style-name="T8">  </text:span><text:span text:style-name="T11">&lt;</text:span><text:span text:style-name="T17">option</text:span><text:span text:style-name="T19"> value</text:span><text:span text:style-name="T11">="volvo"&gt;</text:span><text:span text:style-name="T5">Volvo</text:span><text:span text:style-name="T11">&lt;</text:span><text:span text:style-name="T17">/option</text:span><text:span text:style-name="T11">&gt;</text:span><text:line-break/><text:span text:style-name="T8">  </text:span><text:span text:style-name="T11">&lt;</text:span><text:span text:style-name="T17">option</text:span><text:span text:style-name="T19"> value</text:span><text:span text:style-name="T11">="saab"&gt;</text:span><text:span text:style-name="T5">Saab</text:span><text:span text:style-name="T11">&lt;</text:span><text:span text:style-name="T17">/option</text:span><text:span text:style-name="T11">&gt;</text:span><text:line-break/><text:span text:style-name="T8">  </text:span><text:span text:style-name="T11">&lt;</text:span><text:span text:style-name="T17">option</text:span><text:span text:style-name="T19"> value</text:span><text:span text:style-name="T11">="mercedes"&gt;</text:span><text:span text:style-name="T5">Mercedes</text:span><text:span text:style-name="T11">&lt;</text:span><text:span text:style-name="T17">/option</text:span><text:span text:style-name="T11">&gt;</text:span><text:line-break/><text:span text:style-name="T8">  </text:span><text:span text:style-name="T11">&lt;</text:span><text:span text:style-name="T17">option</text:span><text:span text:style-name="T19"> value</text:span><text:span text:style-name="T11">="audi"&gt;</text:span><text:span text:style-name="T5">Audi</text:span><text:span text:style-name="T11">&lt;</text:span><text:span text:style-name="T17">/option</text:span><text:span text:style-name="T11">&gt;</text:span><text:line-break/><text:span text:style-name="T11">&lt;</text:span><text:span text:style-name="T17">/select</text:span><text:span text:style-name="T11">&gt;</text:span> </text:p>
          </table:table-cell>
        </table:table-row>
        <table:table-row table:style-name="Table4.1">
          <table:table-cell table:style-name="Table4.A1" office:value-type="string">
            <text:list xml:id="list38634288" text:continue-numbering="true" text:style-name="WWNum1">
              <text:list-item>
                <text:p text:style-name="P26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<text:span text:style-name="T11">&lt;</text:span><text:span text:style-name="T17">footer</text:span><text:span text:style-name="T11">&gt;</text:span><text:line-break/><text:span text:style-name="T8">  </text:span><text:span text:style-name="T11">&lt;</text:span><text:span text:style-name="T17">p</text:span><text:span text:style-name="T11">&gt;</text:span><text:span text:style-name="T5">Posted by: Hege Refsnes</text:span><text:span text:style-name="T11">&lt;</text:span><text:span text:style-name="T17">/p</text:span><text:span text:style-name="T11">&gt;</text:span><text:line-break/><text:span text:style-name="T8">  </text:span><text:span text:style-name="T11">&lt;</text:span><text:span text:style-name="T17">p</text:span><text:span text:style-name="T11">&gt;</text:span><text:span text:style-name="T5">Contact information: </text:span><text:span text:style-name="T11">&lt;</text:span><text:span text:style-name="T17">a</text:span><text:span text:style-name="T19"> href</text:span><text:span text:style-name="T11">="mailto:someone@example.com"&gt;</text:span><text:line-break/><text:span text:style-name="T8">  </text:span><text:span text:style-name="T5">someone@example.com</text:span><text:span text:style-name="T11">&lt;</text:span><text:span text:style-name="T17">/a</text:span><text:span text:style-name="T11">&gt;</text:span><text:span text:style-name="T5">.</text:span><text:span text:style-name="T11">&lt;</text:span><text:span text:style-name="T17">/p</text:span><text:span text:style-name="T11">&gt;</text:span><text:line-break/><text:span text:style-name="T11">&lt;</text:span><text:span text:style-name="T17">/footer</text:span><text:span text:style-name="T11">&gt;</text:span> </text:p>
          </table:table-cell>
        </table:table-row>
      </table:table>
      <text:p text:style-name="P1"/>
      <text:p text:style-name="P1"/>
      <text:p text:style-name="P1"/>
      <text:p text:style-name="P6"/>
      <text:list xml:id="list38623442" text:continue-list="list38654019" text:style-name="WWNum7">
        <text:list-item>
          <text:p text:style-name="P23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Element</text:p>
          </table:table-cell>
          <table:table-cell table:style-name="Table5.A1" office:value-type="string">
            <text:p text:style-name="P15">Display (inline or block)</text:p>
          </table:table-cell>
          <table:table-cell table:style-name="Table5.A1" office:value-type="string">
            <text:p text:style-name="P15">Test Code</text:p>
          </table:table-cell>
        </table:table-row>
        <table:table-row table:style-name="Table5.1">
          <table:table-cell table:style-name="Table5.A1" office:value-type="string">
            <text:list xml:id="list918999393089499056" text:style-name="L1">
              <text:list-item>
                <text:p text:style-name="P20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<text:span text:style-name="T13">&lt;</text:span><text:span text:style-name="T18">article</text:span><text:span text:style-name="T13">&gt;</text:span><text:line-break/><text:soft-page-break/><text:span text:style-name="T8">  </text:span><text:span text:style-name="T13">&lt;</text:span><text:span text:style-name="T18">header</text:span><text:span text:style-name="T13">&gt;</text:span><text:line-break/><text:span text:style-name="T8">    </text:span><text:span text:style-name="T13">&lt;</text:span><text:span text:style-name="T18">h1</text:span><text:span text:style-name="T13">&gt;</text:span><text:span text:style-name="T7">Most important heading here</text:span><text:span text:style-name="T13">&lt;</text:span><text:span text:style-name="T18">/h1</text:span><text:span text:style-name="T13">&gt;</text:span><text:line-break/><text:span text:style-name="T8">    </text:span><text:span text:style-name="T13">&lt;</text:span><text:span text:style-name="T18">h3</text:span><text:span text:style-name="T13">&gt;</text:span><text:span text:style-name="T7">Less important heading here</text:span><text:span text:style-name="T13">&lt;</text:span><text:span text:style-name="T18">/h3</text:span><text:span text:style-name="T13">&gt;</text:span><text:line-break/><text:span text:style-name="T8">    </text:span><text:span text:style-name="T13">&lt;</text:span><text:span text:style-name="T18">p</text:span><text:span text:style-name="T13">&gt;</text:span><text:span text:style-name="T7">Some additional information here</text:span><text:span text:style-name="T13">&lt;</text:span><text:span text:style-name="T18">/p</text:span><text:span text:style-name="T13">&gt;</text:span><text:line-break/><text:span text:style-name="T8">  </text:span><text:span text:style-name="T13">&lt;</text:span><text:span text:style-name="T18">/header</text:span><text:span text:style-name="T13">&gt;</text:span><text:line-break/><text:span text:style-name="T8">  </text:span><text:span text:style-name="T13">&lt;</text:span><text:span text:style-name="T18">p</text:span><text:span text:style-name="T13">&gt;</text:span><text:span text:style-name="T7">Lorem Ipsum dolor set amet....</text:span><text:span text:style-name="T13">&lt;</text:span><text:span text:style-name="T18">/p</text:span><text:span text:style-name="T13">&gt;</text:span><text:line-break/><text:span text:style-name="T13">&lt;</text:span><text:span text:style-name="T18">/article</text:span><text:span text:style-name="T13">&gt;</text:span> </text:p>
          </table:table-cell>
        </table:table-row>
        <table:table-row table:style-name="Table5.1">
          <table:table-cell table:style-name="Table5.A1" office:value-type="string">
            <text:list xml:id="list38626561" text:continue-numbering="true" text:style-name="L1">
              <text:list-item>
                <text:p text:style-name="P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<text:span text:style-name="T13">&lt;</text:span><text:span text:style-name="T18">p</text:span><text:span text:style-name="T13">&gt;</text:span><text:span text:style-name="T7">My mother has </text:span><text:span text:style-name="T13">&lt;</text:span><text:span text:style-name="T18">span</text:span><text:span text:style-name="T20"> style</text:span><text:span text:style-name="T13">="color:blue"&gt;</text:span><text:span text:style-name="T7">blue</text:span><text:span text:style-name="T13">&lt;</text:span><text:span text:style-name="T18">/span</text:span><text:span text:style-name="T13">&gt;</text:span><text:span text:style-name="T8"> </text:span><text:span text:style-name="T7">eyes.</text:span><text:span text:style-name="T13">&lt;</text:span><text:span text:style-name="T18">/p</text:span><text:span text:style-name="T13">&gt;</text:span> </text:p>
          </table:table-cell>
        </table:table-row>
        <table:table-row table:style-name="Table5.1">
          <table:table-cell table:style-name="Table5.A1" office:value-type="string">
            <text:list xml:id="list38631600" text:continue-numbering="true" text:style-name="L1">
              <text:list-item>
                <text:p text:style-name="P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1"><text:span text:style-name="T16">&lt;</text:span><text:span text:style-name="T24">a</text:span><text:span text:style-name="T21"> href</text:span><text:span text:style-name="T16">="https://www.w3schools.com"&gt;</text:span><text:span text:style-name="T10">Visit W3Schools.com!</text:span><text:span text:style-name="T16">&lt;</text:span><text:span text:style-name="T24">/a</text:span><text:span text:style-name="T16">&gt;</text:span></text:p>
          </table:table-cell>
        </table:table-row>
        <table:table-row table:style-name="Table5.1">
          <table:table-cell table:style-name="Table5.A1" office:value-type="string">
            <text:list xml:id="list38647457" text:continue-numbering="true" text:style-name="L1">
              <text:list-item>
                <text:p text:style-name="P9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<text:span text:style-name="T13">&lt;</text:span><text:span text:style-name="T18">button</text:span><text:span text:style-name="T20"> type</text:span><text:span text:style-name="T13">="button"&gt;</text:span><text:span text:style-name="T7">Click Me!</text:span><text:span text:style-name="T13">&lt;</text:span><text:span text:style-name="T18">/button</text:span><text:span text:style-name="T13">&gt;</text:span> </text:p>
          </table:table-cell>
        </table:table-row>
        <table:table-row table:style-name="Table5.1">
          <table:table-cell table:style-name="Table5.A1" office:value-type="string">
            <text:list xml:id="list38628560" text:continue-numbering="true" text:style-name="L1">
              <text:list-item>
                <text:p text:style-name="P9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1"><text:span text:style-name="T16">&lt;</text:span><text:span text:style-name="T24">img</text:span><text:span text:style-name="T21"> src</text:span><text:span text:style-name="T16">="smiley.gif"</text:span><text:span text:style-name="T21"> alt</text:span><text:span text:style-name="T16">="Smiley face"</text:span><text:span text:style-name="T21"> height</text:span><text:span text:style-name="T16">="42"</text:span><text:span text:style-name="T21"> width</text:span><text:span text:style-name="T16">="42"&gt;</text:span></text:p>
            <text:p text:style-name="P11"><text:span text:style-name="T16"/></text:p>
          </table:table-cell>
        </table:table-row>
        <table:table-row table:style-name="Table5.1">
          <table:table-cell table:style-name="Table5.A1" office:value-type="string">
            <text:list xml:id="list38644078" text:continue-numbering="true" text:style-name="L1">
              <text:list-item>
                <text:p text:style-name="P9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<text:span text:style-name="T8">  </text:span><text:span text:style-name="T11">&lt;</text:span><text:span text:style-name="T17">input</text:span><text:span text:style-name="T19"> type</text:span><text:span text:style-name="T11">="checkbox"</text:span><text:span text:style-name="T19"> name</text:span><text:span text:style-name="T11">="vehicle"</text:span><text:span text:style-name="T19"> value</text:span><text:span text:style-name="T11">="Bike"&gt;</text:span><text:span text:style-name="T8"> </text:span><text:span text:style-name="T5">I have a bike</text:span><text:span text:style-name="T11">&lt;</text:span><text:span text:style-name="T17">br</text:span><text:span text:style-name="T11">&gt;</text:span><text:line-break/></text:p>
          </table:table-cell>
        </table:table-row>
        <table:table-row table:style-name="Table5.1">
          <table:table-cell table:style-name="Table5.A1" office:value-type="string">
            <text:list xml:id="list38635654" text:continue-numbering="true" text:style-name="L1">
              <text:list-item>
                <text:p text:style-name="P9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1"><text:span text:style-name="T14">&lt;</text:span><text:span text:style-name="T23">p</text:span><text:span text:style-name="T14">&gt;</text:span><text:span text:style-name="T9">This text contains </text:span><text:span text:style-name="T14">&lt;</text:span><text:span text:style-name="T23">sub</text:span><text:span text:style-name="T14">&gt;</text:span><text:span text:style-name="T9">subscript</text:span><text:span text:style-name="T14">&lt;</text:span><text:span text:style-name="T23">/sub</text:span><text:span text:style-name="T14">&gt;</text:span><text:span text:style-name="T9"> text.</text:span><text:span text:style-name="T14">&lt;</text:span><text:span text:style-name="T23">/p</text:span><text:span text:style-name="T14">&gt;</text:span><text:line-break/></text:p>
          </table:table-cell>
        </table:table-row>
        <table:table-row table:style-name="Table5.1">
          <table:table-cell table:style-name="Table5.A1" office:value-type="string">
            <text:list xml:id="list38655253" text:continue-numbering="true" text:style-name="L1">
              <text:list-item>
                <text:p text:style-name="P9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<text:span text:style-name="T11">&lt;</text:span><text:span text:style-name="T17">form</text:span><text:span text:style-name="T11">&gt;</text:span><text:line-break/><text:span text:style-name="T11">&lt;</text:span><text:span text:style-name="T17">fieldset</text:span><text:span text:style-name="T11">&gt;</text:span><text:line-break/><text:span text:style-name="T11">&lt;</text:span><text:span text:style-name="T17">legend</text:span><text:span text:style-name="T11">&gt;</text:span><text:span text:style-name="T5">Personalia:</text:span><text:span text:style-name="T11">&lt;</text:span><text:span text:style-name="T17">/legend</text:span><text:span text:style-name="T11">&gt;</text:span><text:line-break/><text:span text:style-name="T8"> </text:span><text:span text:style-name="T5">Name: </text:span><text:span text:style-name="T11">&lt;</text:span><text:span text:style-name="T17">input </text:span><text:span text:style-name="T19">type</text:span><text:span text:style-name="T11">="text"&gt;&lt;</text:span><text:span text:style-name="T17">br</text:span><text:span text:style-name="T11">&gt;</text:span><text:line-break/></text:p>
            <text:p text:style-name="P4"><text:span text:style-name="T8"><text:s/></text:span><text:span text:style-name="T5">Email: </text:span><text:span text:style-name="T11">&lt;</text:span><text:span text:style-name="T17">input </text:span><text:span text:style-name="T19">type</text:span><text:span text:style-name="T11">="text"&gt;&lt;</text:span><text:span text:style-name="T17">br</text:span><text:span text:style-name="T11">&gt;</text:span><text:line-break/><text:span text:style-name="T8"> </text:span><text:span text:style-name="T5">Date of birth: </text:span><text:span text:style-name="T11">&lt;</text:span><text:span text:style-name="T17">input </text:span><text:span text:style-name="T19">type</text:span><text:span text:style-name="T11">="text"&gt;</text:span><text:line-break/><text:span text:style-name="T8"> </text:span><text:span text:style-name="T11">&lt;</text:span><text:span text:style-name="T17">/fieldset</text:span><text:span text:style-name="T11">&gt;</text:span><text:line-break/><text:span text:style-name="T11">&lt;</text:span><text:span text:style-name="T17">/form</text:span><text:span text:style-name="T11">&gt;</text:span> </text:p>
          </table:table-cell>
        </table:table-row>
      </table:table>
      <text:p text:style-name="P1"/>
      <text:p text:style-name="P1"/>
      <text:list xml:id="list38631376" text:continue-list="list38623442" text:style-name="WWNum7">
        <text:list-item>
          <text:p text:style-name="P23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Element</text:p>
          </table:table-cell>
          <table:table-cell table:style-name="Table6.A1" office:value-type="string">
            <text:p text:style-name="P15">Display (inline or block)</text:p>
          </table:table-cell>
          <table:table-cell table:style-name="Table6.A1" office:value-type="string">
            <text:p text:style-name="P15">Test Code</text:p>
          </table:table-cell>
        </table:table-row>
        <table:table-row table:style-name="Table6.1">
          <table:table-cell table:style-name="Table6.A1" office:value-type="string">
            <text:list xml:id="list3163460618458061698" text:style-name="L3">
              <text:list-item>
                <text:p text:style-name="P10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<text:span text:style-name="T11">&lt;</text:span><text:span text:style-name="T17">h5</text:span><text:span text:style-name="T11">&gt;</text:span><text:span text:style-name="T5">This is heading 5</text:span><text:span text:style-name="T11">&lt;</text:span><text:span text:style-name="T17">/h5</text:span><text:span text:style-name="T11">&gt;</text:span></text:p>
          </table:table-cell>
        </table:table-row>
        <table:table-row table:style-name="Table6.1">
          <table:table-cell table:style-name="Table6.A1" office:value-type="string">
            <text:list xml:id="list38626463" text:continue-numbering="true" text:style-name="L3">
              <text:list-item>
                <text:p text:style-name="P1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1"><text:span text:style-name="T14">&lt;</text:span><text:span text:style-name="T23">p</text:span><text:span text:style-name="T14">&gt;</text:span><text:span text:style-name="T9">WWF's goal is to: <text:line-break/></text:span><text:span text:style-name="T14">&lt;</text:span><text:span text:style-name="T23">q</text:span><text:span text:style-name="T14">&gt;</text:span><text:span text:style-name="T9">Build a future </text:span><text:soft-page-break/><text:span text:style-name="T9">where people live in harmony with nature.</text:span><text:span text:style-name="T14">&lt;</text:span><text:span text:style-name="T23">/q</text:span><text:span text:style-name="T14">&gt;</text:span><text:span text:style-name="T9"><text:line-break/>We hope they succeed.</text:span><text:span text:style-name="T14">&lt;</text:span><text:span text:style-name="T23">/p</text:span><text:span text:style-name="T14">&gt;</text:span><text:line-break/></text:p>
          </table:table-cell>
        </table:table-row>
        <table:table-row table:style-name="Table6.1">
          <table:table-cell table:style-name="Table6.A1" office:value-type="string">
            <text:list xml:id="list38638759" text:continue-numbering="true" text:style-name="L3">
              <text:list-item>
                <text:p text:style-name="P1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1"><text:span text:style-name="T14">&lt;</text:span><text:span text:style-name="T23">p</text:span><text:span text:style-name="T14">&gt;</text:span><text:span text:style-name="T9">My favorite</text:span></text:p>
            <text:p text:style-name="P21"><text:span text:style-name="T9"><text:s/>color is </text:span><text:span text:style-name="T14">&lt;</text:span><text:span text:style-name="T23">del</text:span><text:span text:style-name="T14">&gt;</text:span><text:span text:style-name="T9">blue</text:span><text:span text:style-name="T14">&lt;</text:span><text:span text:style-name="T23">/del</text:span><text:span text:style-name="T14">&gt;</text:span><text:span text:style-name="T9"> </text:span><text:span text:style-name="T14">&lt;</text:span><text:span text:style-name="T23">ins</text:span><text:span text:style-name="T14">&gt;</text:span><text:span text:style-name="T9">red</text:span><text:span text:style-name="T14">&lt;</text:span><text:span text:style-name="T23">/ins</text:span><text:span text:style-name="T14">&gt;</text:span><text:span text:style-name="T9">!</text:span><text:span text:style-name="T14">&lt;</text:span><text:span text:style-name="T23">/p</text:span><text:span text:style-name="T14">&gt;</text:span></text:p>
            <text:p text:style-name="P21"><text:span text:style-name="T14"/></text:p>
          </table:table-cell>
        </table:table-row>
        <table:table-row table:style-name="Table6.1">
          <table:table-cell table:style-name="Table6.A1" office:value-type="string">
            <text:list xml:id="list38633701" text:continue-numbering="true" text:style-name="L3">
              <text:list-item>
                <text:p text:style-name="P10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<text:span text:style-name="T11">&lt;</text:span><text:span text:style-name="T17">aside</text:span><text:span text:style-name="T11">&gt;</text:span><text:line-break/><text:span text:style-name="T11">&lt;</text:span><text:span text:style-name="T17">h4</text:span><text:span text:style-name="T11">&gt;</text:span><text:span text:style-name="T5">Epcot Center</text:span><text:span text:style-name="T11">&lt;</text:span><text:span text:style-name="T17">/h4</text:span><text:span text:style-name="T11">&gt;</text:span><text:line-break/><text:span text:style-name="T11">&lt;</text:span><text:span text:style-name="T17">p</text:span><text:span text:style-name="T11">&gt;</text:span><text:span text:style-name="T5">The Epcot Center is a theme park in Disney World, Florida.</text:span><text:span text:style-name="T11">&lt;</text:span><text:span text:style-name="T17">/p</text:span><text:span text:style-name="T11">&gt;</text:span><text:line-break/><text:span text:style-name="T11">&lt;</text:span><text:span text:style-name="T17">/aside</text:span><text:span text:style-name="T11">&gt;</text:span> </text:p>
          </table:table-cell>
        </table:table-row>
        <table:table-row table:style-name="Table6.1">
          <table:table-cell table:style-name="Table6.A1" office:value-type="string">
            <text:list xml:id="list38627364" text:continue-numbering="true" text:style-name="L3">
              <text:list-item>
                <text:p text:style-name="P10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<text:span text:style-name="T11">&lt;</text:span><text:span text:style-name="T17">figure</text:span><text:span text:style-name="T11">&gt;</text:span><text:line-break/><text:span text:style-name="T11">&lt;</text:span><text:span text:style-name="T17">img </text:span><text:span text:style-name="T19">src</text:span><text:span text:style-name="T11">="img_pulpit.jpg" </text:span><text:span text:style-name="T19">alt</text:span><text:span text:style-name="T11">="The Pulpit Rock" </text:span><text:span text:style-name="T19">width</text:span><text:span text:style-name="T11">="304" </text:span><text:span text:style-name="T19">height</text:span><text:span text:style-name="T11">="228"&gt;</text:span><text:line-break/><text:span text:style-name="T11">&lt;</text:span><text:span text:style-name="T17">/figure</text:span><text:span text:style-name="T11">&gt;</text:span> </text:p>
          </table:table-cell>
        </table:table-row>
        <table:table-row table:style-name="Table6.1">
          <table:table-cell table:style-name="Table6.A1" office:value-type="string">
            <text:list xml:id="list38636468" text:continue-numbering="true" text:style-name="L3">
              <text:list-item>
                <text:p text:style-name="P1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<text:span text:style-name="T11">&lt;</text:span><text:span text:style-name="T17">input </text:span><text:span text:style-name="T19">type</text:span><text:span text:style-name="T11">="submit" </text:span><text:span text:style-name="T19">value</text:span><text:span text:style-name="T11">="Submit"&gt;</text:span><text:line-break/></text:p>
          </table:table-cell>
        </table:table-row>
        <table:table-row table:style-name="Table6.1">
          <table:table-cell table:style-name="Table6.A1" office:value-type="string">
            <text:list xml:id="list38649223" text:continue-numbering="true" text:style-name="L3">
              <text:list-item>
                <text:p text:style-name="P10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<text:span text:style-name="T11">&lt;</text:span><text:span text:style-name="T17">h3</text:span><text:span text:style-name="T11">&gt;</text:span><text:span text:style-name="T5">This is heading 5</text:span><text:span text:style-name="T11">&lt;</text:span><text:span text:style-name="T17">/h3</text:span><text:span text:style-name="T11">&gt;</text:span></text:p>
            <text:p text:style-name="P4"><text:span text:style-name="T11"/></text:p>
          </table:table-cell>
        </table:table-row>
        <table:table-row table:style-name="Table6.1">
          <table:table-cell table:style-name="Table6.A1" office:value-type="string">
            <text:list xml:id="list38639927" text:continue-numbering="true" text:style-name="L3">
              <text:list-item>
                <text:p text:style-name="P1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1"><text:span text:style-name="T14">&lt;</text:span><text:span text:style-name="T23">p</text:span><text:span text:style-name="T14">&gt;&lt;</text:span><text:span text:style-name="T23">small</text:span><text:span text:style-name="T14">&gt;</text:span><text:span text:style-name="T9">Copyright 1999-2050 by Refsnes Data</text:span><text:span text:style-name="T14">&lt;</text:span><text:span text:style-name="T23">/small</text:span><text:span text:style-name="T14">&gt;&lt;</text:span><text:span text:style-name="T23">/p</text:span><text:span text:style-name="T14">&gt;</text:span></text:p>
            <text:p text:style-name="P21"><text:span text:style-name="T22"/></text:p>
          </table:table-cell>
        </table:table-row>
      </table:table>
      <text:p text:style-name="P1"/>
      <text:p text:style-name="P6"/>
      <text:list xml:id="list38641305" text:continue-list="list38631376" text:style-name="WWNum7">
        <text:list-item>
          <text:p text:style-name="P23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5">Element</text:p>
          </table:table-cell>
          <table:table-cell table:style-name="Table7.A1" office:value-type="string">
            <text:p text:style-name="P15">Display (inline or block)</text:p>
          </table:table-cell>
          <table:table-cell table:style-name="Table7.A1" office:value-type="string">
            <text:p text:style-name="P15">Test Code</text:p>
          </table:table-cell>
        </table:table-row>
        <table:table-row table:style-name="Table7.1">
          <table:table-cell table:style-name="Table7.A1" office:value-type="string">
            <text:list xml:id="list3389321659327925123" text:style-name="WWNum4">
              <text:list-item>
                <text:p text:style-name="P27">h6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>&lt;</text:span><text:span text:style-name="T17">h6</text:span><text:span text:style-name="T11">&gt;</text:span><text:span text:style-name="T5">This is heading 5</text:span><text:span text:style-name="T11">&lt;</text:span><text:span text:style-name="T17">/h6</text:span><text:span text:style-name="T11">&gt;</text:span></text:p>
            <text:p text:style-name="P4"><text:span text:style-name="T11"/></text:p>
            <text:p text:style-name="P4"><text:span text:style-name="T11">h6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  <table:table-row table:style-name="Table7.1">
          <table:table-cell table:style-name="Table7.A1" office:value-type="string">
            <text:list xml:id="list38650194" text:continue-numbering="true" text:style-name="WWNum4">
              <text:list-item>
                <text:p text:style-name="P27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>&lt;</text:span><text:span text:style-name="T17">ol</text:span><text:span text:style-name="T11">&gt;</text:span><text:line-break/><text:span text:style-name="T11">&lt;</text:span><text:span text:style-name="T17">li</text:span><text:span text:style-name="T11">&gt;</text:span><text:span text:style-name="T5">Coffee</text:span><text:span text:style-name="T11">&lt;</text:span><text:span text:style-name="T17">/li</text:span><text:span text:style-name="T11">&gt;</text:span><text:line-break/><text:span text:style-name="T11">&lt;</text:span><text:span text:style-name="T17">li</text:span><text:span text:style-name="T11">&gt;</text:span><text:span text:style-name="T5">Tea</text:span><text:span text:style-name="T11">&lt;</text:span><text:span text:style-name="T17">/li</text:span><text:span text:style-name="T11">&gt;</text:span><text:line-break/><text:span text:style-name="T11">&lt;</text:span><text:span text:style-name="T17">li</text:span><text:span text:style-name="T11">&gt;</text:span><text:span text:style-name="T5">Milk</text:span><text:span text:style-name="T11">&lt;</text:span><text:span text:style-name="T17">/li</text:span><text:span text:style-name="T11">&gt;</text:span><text:line-break/><text:span text:style-name="T11">&lt;</text:span><text:span text:style-name="T17">/ol</text:span><text:span text:style-name="T11">&gt;</text:span> </text:p>
            <text:p text:style-name="P4"/>
            <text:p text:style-name="P4">ol {</text:p>
            <text:p text:style-name="P4"><text:span text:style-name="T11">padding: 10px;</text:span></text:p>
            <text:p text:style-name="P4"><text:soft-page-break/>}</text:p>
          </table:table-cell>
        </table:table-row>
        <table:table-row table:style-name="Table7.1">
          <table:table-cell table:style-name="Table7.A1" office:value-type="string">
            <text:list xml:id="list38636550" text:continue-numbering="true" text:style-name="WWNum4">
              <text:list-item>
                <text:p text:style-name="P27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/></text:p>
            <text:p text:style-name="P4"><text:span text:style-name="T11">&lt;hr&gt;</text:span></text:p>
            <text:p text:style-name="P4"><text:span text:style-name="T11"/></text:p>
            <text:p text:style-name="P4"><text:span text:style-name="T11">Hr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  <table:table-row table:style-name="Table7.1">
          <table:table-cell table:style-name="Table7.A1" office:value-type="string">
            <text:list xml:id="list38629638" text:continue-numbering="true" text:style-name="WWNum4">
              <text:list-item>
                <text:p text:style-name="P27">p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19"><text:span text:style-name="T27">&lt;</text:span><text:span text:style-name="T28">p</text:span><text:span text:style-name="T27">&gt;This is some text in a paragraph.&lt;</text:span><text:span text:style-name="T28">/p</text:span><text:span text:style-name="T27">&gt;</text:span></text:p>
            <text:p text:style-name="Standard"><text:span text:style-name="T15"/></text:p>
            <text:p text:style-name="P4"><text:span text:style-name="T11">P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  <table:table-row table:style-name="Table7.1">
          <table:table-cell table:style-name="Table7.A1" office:value-type="string">
            <text:list xml:id="list38640032" text:continue-numbering="true" text:style-name="WWNum4">
              <text:list-item>
                <text:p text:style-name="P27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>&lt;div </text:span><text:span text:style-name="T19">style</text:span><text:span text:style-name="T11">="color:#0000FF"&gt;<text:line-break/></text:span><text:span text:style-name="T5"> </text:span><text:span text:style-name="T11">&lt;h3&gt;</text:span><text:span text:style-name="T5">This is a heading</text:span><text:span text:style-name="T11">&lt;/h3&gt;<text:line-break/></text:span><text:span text:style-name="T5"> </text:span><text:span text:style-name="T11">&lt;p&gt;</text:span><text:span text:style-name="T5">This is a paragraph.</text:span><text:span text:style-name="T11">&lt;/p&gt;<text:line-break/>&lt;/div&gt; </text:span></text:p>
            <text:p text:style-name="P4"><text:span text:style-name="T11"/></text:p>
            <text:p text:style-name="P4"><text:span text:style-name="T11">Div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  <table:table-row table:style-name="Table7.1">
          <table:table-cell table:style-name="Table7.A1" office:value-type="string">
            <text:list xml:id="list38626362" text:continue-numbering="true" text:style-name="WWNum4">
              <text:list-item>
                <text:p text:style-name="P27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<text:span text:style-name="Source_20_Text"><text:span text:style-name="T26">&lt;Input type=”number”&gt;</text:span></text:span></text:p>
            <text:p text:style-name="P4"><text:span text:style-name="Source_20_Text"><text:span text:style-name="T26"/></text:span></text:p>
            <text:p text:style-name="P4"><text:span text:style-name="Source_20_Text"><text:span text:style-name="T25">input </text:span></text:span><text:span text:style-name="Source_20_Text"><text:span text:style-name="T26">{<text:line-break/>    padding </text:span></text:span><text:span text:style-name="Source_20_Text"><text:span text:style-name="T6">:</text:span></text:span><text:span text:style-name="Source_20_Text"><text:span text:style-name="T12">20px</text:span></text:span><text:span text:style-name="Source_20_Text"><text:span text:style-name="T6">;</text:span></text:span><text:span text:style-name="Source_20_Text"><text:span text:style-name="T26"><text:line-break/>} </text:span></text:span></text:p>
            <text:p text:style-name="P4"><text:span text:style-name="Source_20_Text"><text:span text:style-name="T26"/></text:span></text:p>
          </table:table-cell>
        </table:table-row>
        <table:table-row table:style-name="Table7.1">
          <table:table-cell table:style-name="Table7.A1" office:value-type="string">
            <text:list xml:id="list38639020" text:continue-numbering="true" text:style-name="WWNum4">
              <text:list-item>
                <text:p text:style-name="P27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>Ul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  <table:table-row table:style-name="Table7.1">
          <table:table-cell table:style-name="Table7.A1" office:value-type="string">
            <text:list xml:id="list38629955" text:continue-numbering="true" text:style-name="WWNum4">
              <text:list-item>
                <text:p text:style-name="P27">table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span text:style-name="T11">Table {</text:span></text:p>
            <text:p text:style-name="P4"><text:span text:style-name="T11">padding: 10px;</text:span></text:p>
            <text:p text:style-name="P4"><text:span text:style-name="T11">}</text:span></text:p>
          </table:table-cell>
        </table:table-row>
      </table:table>
      <text:p text:style-name="P6"/>
      <text:list xml:id="list38624170" text:continue-list="list38641305" text:style-name="WWNum7">
        <text:list-item>
          <text:p text:style-name="P23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Element</text:p>
          </table:table-cell>
          <table:table-cell table:style-name="Table8.A1" office:value-type="string">
            <text:p text:style-name="P15">Display (inline or block)</text:p>
          </table:table-cell>
          <table:table-cell table:style-name="Table8.A1" office:value-type="string">
            <text:p text:style-name="P15">Test Code</text:p>
          </table:table-cell>
        </table:table-row>
        <table:table-row table:style-name="Table8.1">
          <table:table-cell table:style-name="Table8.A2" office:value-type="string">
            <text:list xml:id="list4938343078999703036" text:style-name="WWNum5">
              <text:list-item>
                <text:p text:style-name="P28">dt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<text:span text:style-name="T11">&lt;</text:span><text:span text:style-name="T17">dl</text:span><text:span text:style-name="T11">&gt;</text:span><text:line-break/><text:span text:style-name="T8">  </text:span><text:span text:style-name="T11">&lt;</text:span><text:span text:style-name="T17">dt</text:span><text:span text:style-name="T11">&gt;</text:span><text:span text:style-name="T5">Coffee</text:span><text:span text:style-name="T11">&lt;</text:span><text:span text:style-name="T17">/dt</text:span><text:span text:style-name="T11">&gt;</text:span><text:line-break/><text:span text:style-name="T8">  </text:span><text:span text:style-name="T11">&lt;</text:span><text:span text:style-name="T17">dd</text:span><text:span text:style-name="T11">&gt;</text:span><text:span text:style-name="T5">Black hot drink</text:span><text:span text:style-name="T11">&lt;</text:span><text:span text:style-name="T17">/dd</text:span><text:span text:style-name="T11">&gt;</text:span><text:line-break/><text:span text:style-name="T8">  </text:span><text:span text:style-name="T11">&lt;</text:span><text:span text:style-name="T17">dt</text:span><text:span text:style-name="T11">&gt;</text:span><text:span text:style-name="T5">Milk</text:span><text:span text:style-name="T11">&lt;</text:span><text:span text:style-name="T17">/dt</text:span><text:span text:style-name="T11">&gt;</text:span><text:line-break/><text:span text:style-name="T8">  </text:span><text:span text:style-name="T11">&lt;</text:span><text:span text:style-name="T17">dd</text:span><text:span text:style-name="T11">&gt;</text:span><text:span text:style-name="T5">White cold drink</text:span><text:span text:style-name="T11">&lt;</text:span><text:span text:style-name="T17">/dd</text:span><text:span text:style-name="T11">&gt;</text:span><text:line-break/><text:span text:style-name="T11">&lt;</text:span><text:span text:style-name="T17">/dl</text:span><text:span text:style-name="T11">&gt;</text:span> </text:p>
            <text:p text:style-name="P4"/>
            <text:p text:style-name="P4">dt {</text:p>
            <text:p text:style-name="P4">margin: <text:s/>20px auto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8628385" text:continue-numbering="true" text:style-name="WWNum5">
              <text:list-item>
                <text:p text:style-name="P28">dd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dd {</text:p>
            <text:p text:style-name="P4">margin: <text:s/>20px auto;</text:p>
            <text:p text:style-name="P4"><text:soft-page-break/>}</text:p>
          </table:table-cell>
        </table:table-row>
        <table:table-row table:style-name="Table8.1">
          <table:table-cell table:style-name="Table8.A2" office:value-type="string">
            <text:list xml:id="list38647346" text:continue-numbering="true" text:style-name="WWNum5">
              <text:list-item>
                <text:p text:style-name="P28">input (radio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(radio)&gt;</text:p>
          </table:table-cell>
        </table:table-row>
        <table:table-row table:style-name="Table8.1">
          <table:table-cell table:style-name="Table8.A2" office:value-type="string">
            <text:list xml:id="list38633813" text:continue-numbering="true" text:style-name="WWNum5">
              <text:list-item>
                <text:p text:style-name="P28">textarea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textarea {</text:p>
            <text:p text:style-name="P4">margin: <text:s/>20px auto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8637784" text:continue-numbering="true" text:style-name="WWNum5">
              <text:list-item>
                <text:p text:style-name="P28">input (text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&gt;</text:p>
            <text:p text:style-name="P4">text {</text:p>
            <text:p text:style-name="P4">margin: <text:s/>20px auto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8635707" text:continue-numbering="true" text:style-name="WWNum5">
              <text:list-item>
                <text:p text:style-name="P28">input (file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(file)&gt;</text:p>
          </table:table-cell>
        </table:table-row>
        <table:table-row table:style-name="Table8.1">
          <table:table-cell table:style-name="Table8.A2" office:value-type="string">
            <text:list xml:id="list38634051" text:continue-numbering="true" text:style-name="WWNum5">
              <text:list-item>
                <text:p text:style-name="P28">article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&gt;This is an article&lt;/article&gt;</text:p>
            <text:p text:style-name="P4">article {</text:p>
            <text:p text:style-name="P4">margin: <text:s/>20px auto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8646983" text:continue-numbering="true" text:style-name="WWNum5">
              <text:list-item>
                <text:p text:style-name="P28">figcaption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&gt;Caption here&lt;/figcaption&gt;</text:p>
            <text:p text:style-name="P4">figcaption {</text:p>
            <text:p text:style-name="P4">margin: <text:s/>20px auto;</text:p>
            <text:p text:style-name="P4">}</text:p>
          </table:table-cell>
        </table:table-row>
        <table:table-row table:style-name="Table8.1">
          <table:table-cell table:style-name="Table8.A2" office:value-type="string">
            <text:list xml:id="list38647764" text:continue-numbering="true" text:style-name="WWNum5">
              <text:list-item>
                <text:p text:style-name="P28">label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label {</text:p>
            <text:p text:style-name="P4">margin: <text:s/>20px auto;</text:p>
            <text:p text:style-name="P4">}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2" style:font-size-asian="10pt" style:language-asian="zh" style:country-asian="CN" style:font-style-asian="normal" style:font-weight-asian="normal" style:font-name-complex="Calibri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5cm" fo:margin-left="2.02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45:16.82</dc:date>
    <dc:creator>rochelle ilustre</dc:creator>
    <meta:generator>OpenOffice/4.1.2$Win32 OpenOffice.org_project/412m3$Build-9782</meta:generator>
    <meta:editing-duration>PT1H35M53S</meta:editing-duration>
    <meta:editing-cycles>12</meta:editing-cycles>
    <meta:document-statistic meta:table-count="8" meta:image-count="0" meta:object-count="0" meta:page-count="6" meta:paragraph-count="241" meta:word-count="738" meta:character-count="5061"/>
  </office:meta>
</office:document-meta>
</file>